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officeooo:rsid="00170ebc" officeooo:paragraph-rsid="00170ebc"/>
    </style:style>
    <style:style style:name="P2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weight="normal" officeooo:rsid="0018dd27" officeooo:paragraph-rsid="0018dd27" style:font-weight-asian="normal" style:font-weight-complex="normal"/>
    </style:style>
    <style:style style:name="P3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weight="normal" officeooo:rsid="001ab81c" officeooo:paragraph-rsid="001ab81c" style:font-weight-asian="normal" style:font-weight-complex="normal"/>
    </style:style>
    <style:style style:name="P4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weight="normal" officeooo:rsid="00170ebc" officeooo:paragraph-rsid="00170ebc" style:font-weight-asian="normal" style:font-weight-complex="normal"/>
    </style:style>
    <style:style style:name="P5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weight="normal" officeooo:rsid="001ad0c4" officeooo:paragraph-rsid="001ad0c4" style:font-weight-asian="normal" style:font-weight-complex="normal"/>
    </style:style>
    <style:style style:name="P6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weight="bold" officeooo:rsid="0018dd27" officeooo:paragraph-rsid="0018dd27" style:font-weight-asian="bold" style:font-weight-complex="bold"/>
    </style:style>
    <style:style style:name="P7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weight="bold" officeooo:rsid="001ab81c" officeooo:paragraph-rsid="001ab81c" style:font-weight-asian="bold" style:font-weight-complex="bold"/>
    </style:style>
    <style:style style:name="P8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weight="bold" officeooo:rsid="0003e73e" officeooo:paragraph-rsid="00153540" style:font-weight-asian="bold" style:font-weight-complex="bold"/>
    </style:style>
    <style:style style:name="P9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weight="bold" officeooo:rsid="00170ebc" officeooo:paragraph-rsid="00170ebc" style:font-weight-asian="bold" style:font-weight-complex="bold"/>
    </style:style>
    <style:style style:name="P10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weight="bold" officeooo:rsid="001ad0c4" officeooo:paragraph-rsid="001ad0c4" style:font-weight-asian="bold" style:font-weight-complex="bold"/>
    </style:style>
    <style:style style:name="P11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officeooo:rsid="00029e15" officeooo:paragraph-rsid="00153540"/>
    </style:style>
    <style:style style:name="P12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officeooo:rsid="0003e73e" officeooo:paragraph-rsid="00153540"/>
    </style:style>
    <style:style style:name="P13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officeooo:rsid="0003fd5c" officeooo:paragraph-rsid="00153540"/>
    </style:style>
    <style:style style:name="P14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officeooo:rsid="0003fd5c" officeooo:paragraph-rsid="00170ebc"/>
    </style:style>
    <style:style style:name="P15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size="14pt" fo:font-weight="bold" officeooo:rsid="00170ebc" officeooo:paragraph-rsid="00170ebc" style:font-size-asian="14pt" style:font-weight-asian="bold" style:font-size-complex="14pt" style:font-weight-complex="bold"/>
    </style:style>
    <style:style style:name="T1" style:family="text">
      <style:text-properties fo:font-weight="bold" officeooo:rsid="0003e73e" style:font-weight-asian="bold" style:font-weight-complex="bold"/>
    </style:style>
    <style:style style:name="T2" style:family="text">
      <style:text-properties fo:font-weight="bold" officeooo:rsid="00153540" style:font-weight-asian="bold" style:font-weight-complex="bold"/>
    </style:style>
    <style:style style:name="T3" style:family="text">
      <style:text-properties officeooo:rsid="00153540"/>
    </style:style>
    <style:style style:name="T4" style:family="text">
      <style:text-properties officeooo:rsid="00170ebc"/>
    </style:style>
    <style:style style:name="T5" style:family="text">
      <style:text-properties officeooo:rsid="001ad0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Dosen<text:tab/><text:tab/>: </text:span><text:span text:style-name="T2">Estu Widiawati</text:span></text:p>
      <text:p text:style-name="P8">Mata Kuliah<text:tab/>: P<text:span text:style-name="T4">enganggaran</text:span></text:p>
      <text:p text:style-name="P12"/>
      <text:p text:style-name="P13"/>
      <text:p text:style-name="P13"><text:span text:style-name="T3">22 </text:span>Februari 2017</text:p>
      <text:p text:style-name="P15">Penganggaran</text:p>
      <text:p text:style-name="P13"/>
      <text:p text:style-name="P9">Beberapa hal penting dari penganggaran</text:p>
      <text:p text:style-name="P1">&gt; Fungsi anggaran dalam proses manajemen dan proses anggaran</text:p>
      <text:p text:style-name="P1">&gt; Perancangan dan pengendalian penjualan, produksi, bahan mentah tenaga kerja langsung, biaya overhead pabrik</text:p>
      <text:p text:style-name="P14">&gt; <text:span text:style-name="T4">Anggaran variabel, piutang, kas</text:span></text:p>
      <text:p text:style-name="P13">&gt; <text:span text:style-name="T4">Penganggaran Modal</text:span></text:p>
      <text:p text:style-name="P13">&gt; <text:span text:style-name="T4">Activity based budgeting</text:span></text:p>
      <text:p text:style-name="P13"/>
      <text:p text:style-name="P9">Tujuan Penganggaran</text:p>
      <text:p text:style-name="P4">&gt; Memahami kaitan penganggaran perusahaan dengan manajemen</text:p>
      <text:p text:style-name="P4">&gt; Memahami fungsi dan peran penganggaran perusahaan</text:p>
      <text:p text:style-name="P4">&gt; Memahami tata cara penyusutan penganggaran perusahaan</text:p>
      <text:p text:style-name="P4">&gt; Dapat menyusun anggaran perusahaan</text:p>
      <text:p text:style-name="P4"/>
      <text:p text:style-name="P6">Seni mencapai sesuatu melalui orang lain (the art getting things done through the other)</text:p>
      <text:p text:style-name="P6"/>
      <text:p text:style-name="P3">Proses mengukur dan mengevaluasi kinerja aktual dari setiap bagian organisasi suatu perusahaan, kemudian melaksanakan kegiatan perbaikan apabila diperlukan</text:p>
      <text:p text:style-name="P6">Pengendalian diawal</text:p>
      <text:p text:style-name="P2">pengendalian dilaksanakan sebelum kegiatan atau tindakan dilaksanakan untuk menjamin seluruh input disediakan dengan baik.</text:p>
      <text:p text:style-name="P6">Pengendalian berjalan</text:p>
      <text:p text:style-name="P2">pemantauan dengan menggunakan observasi personal dan laporan-laporan terhadap aktivitas berjalan untuk menjamin bahwa tujuan dapat dicapai dan kebijakan serta prosedur diterapkan dengan benar.</text:p>
      <text:p text:style-name="P6">Pengendalian umpan balik</text:p>
      <text:p text:style-name="P2">Tindakan pasca operasi, yakni memfokuskan pada hasil yang telah dilaksanakan untuk mengendalikan aktivitas dimasa datang.</text:p>
      <text:p text:style-name="P2"/>
      <text:p text:style-name="P7">Perencanaan jangka panjang</text:p>
      <text:p text:style-name="P3"><text:span text:style-name="T5">&gt; </text:span>Perumusan strategi → Hasil analisis lingkungan analisis SWOT, Envisioning</text:p>
      <text:p text:style-name="P3"><text:span text:style-name="T5">&gt; &gt; </text:span>Perencanaan strategi → Menerjemahkan visi, misi, tujuan menjadi sasaran strategis</text:p>
      <text:p text:style-name="P3">Penyusunan program → Long-range profit plan</text:p>
      <text:p text:style-name="P3"/>
      <text:p text:style-name="P7">Perencanaan jangka pendek</text:p>
      <text:p text:style-name="P3"><text:span text:style-name="T5">&gt; </text:span>Pernyusunan anggaran</text:p>
      <text:p text:style-name="P3"><text:span text:style-name="T5">&gt; </text:span>Pengimplementasian</text:p>
      <text:p text:style-name="P3"><text:span text:style-name="T5">&gt; </text:span>Pengendalian</text:p>
      <text:p text:style-name="P3"><text:soft-page-break/></text:p>
      <text:p text:style-name="P7">Anggaran sebagai alat perencanaan manajemen</text:p>
      <text:p text:style-name="P3">&gt; Unit bisnis memiliki berbagai tujuan untuk dicapai → perencanaan memberi arah pada pencapaian tujuan</text:p>
      <text:p text:style-name="P3">&gt; Sumber dan kapasistas unit terbatas → perencanaan menjamin efisiensi pemanfaatan sumberdaya tersebut.</text:p>
      <text:p text:style-name="P3">&gt; Unit bisnis menghadapi persaingan dipasar → perencanaan mengurangi risiko kegagalan dipasar</text:p>
      <text:p text:style-name="P3">&gt; Setiap keputusan bisnis selalu berujung pada laba rugi perusahaan, dan anggaran yang merencanakan tersebut.</text:p>
      <text:p text:style-name="P3"/>
      <text:p text:style-name="P10">Anngaran sebagai alat pengendalian</text:p>
      <text:p text:style-name="P5">&gt; Kinerja diklasifikasikan menurut tanggung jawab yang dibebankan, sehingga sesuai dengan struktur organisasi</text:p>
      <text:p text:style-name="P5">&gt; Hal-hal yang dapat dikendalikan dan tidak dapat dikendalikan harus ditentukan dapat dibedakan dengan jelas</text:p>
      <text:p text:style-name="P5">&gt; Dibuat laporan yang tepat waktu</text:p>
      <text:p text:style-name="P5">&gt; Penekanan diberikan pada perbandingan antara hasil yang direncanakan dengan yang aktual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8:49:32.947199797</meta:creation-date>
    <dc:date>2017-02-22T19:48:25.685286474</dc:date>
    <meta:editing-duration>PT21M28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2" meta:paragraph-count="41" meta:word-count="322" meta:character-count="2457" meta:non-whitespace-character-count="2175"/>
  </office:meta>
</office:document-meta>
</file>